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5ab614"/>
    </style:style>
    <style:style style:name="P16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42c6b9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0ff0f" officeooo:paragraph-rsid="0030ff0f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485f4" officeooo:paragraph-rsid="003485f4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7faaf" officeooo:paragraph-rsid="0042c6b9" style:font-size-asian="12.25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bcca1" officeooo:paragraph-rsid="0042c6b9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2c6b9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3e16f4" officeooo:paragraph-rsid="003e527f" style:font-size-asian="12.25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e16f4" officeooo:paragraph-rsid="003e16f4" style:font-size-asian="12.25pt" style:font-weight-asian="normal" style:font-size-complex="14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3e527f" officeooo:paragraph-rsid="008ab17f" style:font-size-asian="12.25pt" style:font-weight-asian="normal" style:font-size-complex="14pt" style:font-weight-complex="normal"/>
    </style:style>
    <style:style style:name="P38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3e527f" officeooo:paragraph-rsid="00a16e26" style:font-size-asian="12.25pt" style:font-weight-asian="normal" style:font-size-complex="14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831837" officeooo:paragraph-rsid="008bdfcf" style:font-size-asian="12.25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08ac7" officeooo:paragraph-rsid="00508ac7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44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45" style:family="paragraph" style:parent-style-name="Heading_20_1">
      <style:text-properties officeooo:paragraph-rsid="005ab614"/>
    </style:style>
    <style:style style:name="P46" style:family="paragraph" style:parent-style-name="Heading_20_1">
      <style:text-properties officeooo:rsid="005ab614" officeooo:paragraph-rsid="005ab614"/>
    </style:style>
    <style:style style:name="P47" style:family="paragraph" style:parent-style-name="Heading_20_1">
      <style:text-properties officeooo:paragraph-rsid="004f4042"/>
    </style:style>
    <style:style style:name="P48" style:family="paragraph" style:parent-style-name="Heading_20_2">
      <style:text-properties officeooo:rsid="007169fa" officeooo:paragraph-rsid="007169fa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officeooo:rsid="002e28f3"/>
    </style:style>
    <style:style style:name="T12" style:family="text">
      <style:text-properties officeooo:rsid="002f1463"/>
    </style:style>
    <style:style style:name="T13" style:family="text">
      <style:text-properties officeooo:rsid="0035a9d3"/>
    </style:style>
    <style:style style:name="T14" style:family="text">
      <style:text-properties style:font-size-asian="12.25pt"/>
    </style:style>
    <style:style style:name="T15" style:family="text">
      <style:text-properties officeooo:rsid="005ab614" style:font-size-asian="12.25pt"/>
    </style:style>
    <style:style style:name="T16" style:family="text">
      <style:text-properties officeooo:rsid="003c3072"/>
    </style:style>
    <style:style style:name="T17" style:family="text">
      <style:text-properties officeooo:rsid="004165bf"/>
    </style:style>
    <style:style style:name="T18" style:family="text">
      <style:text-properties officeooo:rsid="0046ec8d"/>
    </style:style>
    <style:style style:name="T19" style:family="text">
      <style:text-properties officeooo:rsid="004f4042"/>
    </style:style>
    <style:style style:name="T20" style:family="text">
      <style:text-properties officeooo:rsid="00507ab6"/>
    </style:style>
    <style:style style:name="T21" style:family="text">
      <style:text-properties officeooo:rsid="0058a7ba"/>
    </style:style>
    <style:style style:name="T22" style:family="text">
      <style:text-properties officeooo:rsid="005ab614"/>
    </style:style>
    <style:style style:name="T23" style:family="text">
      <style:text-properties fo:font-weight="bold" officeooo:rsid="007b4c94" style:font-weight-asian="bold" style:font-weight-complex="bold"/>
    </style:style>
    <style:style style:name="T24" style:family="text">
      <style:text-properties officeooo:rsid="00508ac7" style:font-size-asian="14pt"/>
    </style:style>
    <style:style style:name="T25" style:family="text">
      <style:text-properties officeooo:rsid="005ab614" style:font-size-asian="14pt"/>
    </style:style>
    <style:style style:name="T26" style:family="text">
      <style:text-properties officeooo:rsid="005e9e04" style:font-size-asian="14pt"/>
    </style:style>
    <style:style style:name="T27" style:family="text">
      <style:text-properties officeooo:rsid="007b4c94" style:font-size-asian="14pt"/>
    </style:style>
    <style:style style:name="T28" style:family="text">
      <style:text-properties officeooo:rsid="00928250" style:font-size-asian="14pt"/>
    </style:style>
    <style:style style:name="T29" style:family="text">
      <style:text-properties officeooo:rsid="0093c7ec" style:font-size-asian="14pt"/>
    </style:style>
    <style:style style:name="T30" style:family="text">
      <style:text-properties officeooo:rsid="005cfa30"/>
    </style:style>
    <style:style style:name="T31" style:family="text">
      <style:text-properties officeooo:rsid="0063b75c"/>
    </style:style>
    <style:style style:name="T32" style:family="text">
      <style:text-properties officeooo:rsid="006f367c"/>
    </style:style>
    <style:style style:name="T33" style:family="text">
      <style:text-properties officeooo:rsid="007169fa"/>
    </style:style>
    <style:style style:name="T34" style:family="text">
      <style:text-properties officeooo:rsid="00729d07"/>
    </style:style>
    <style:style style:name="T35" style:family="text">
      <style:text-properties officeooo:rsid="007dd1e8"/>
    </style:style>
    <style:style style:name="T36" style:family="text">
      <style:text-properties officeooo:rsid="007e31f3"/>
    </style:style>
    <style:style style:name="T37" style:family="text">
      <style:text-properties officeooo:rsid="007f9111"/>
    </style:style>
    <style:style style:name="T38" style:family="text">
      <style:text-properties officeooo:rsid="0084f7de"/>
    </style:style>
    <style:style style:name="T39" style:family="text">
      <style:text-properties officeooo:rsid="0087e453"/>
    </style:style>
    <style:style style:name="T40" style:family="text">
      <style:text-properties officeooo:rsid="008eda8f"/>
    </style:style>
    <style:style style:name="T41" style:family="text">
      <style:text-properties officeooo:rsid="00981cbd"/>
    </style:style>
    <style:style style:name="T42" style:family="text">
      <style:text-properties officeooo:rsid="009ce42c"/>
    </style:style>
    <style:style style:name="T43" style:family="text">
      <style:text-properties officeooo:rsid="00a0b450"/>
    </style:style>
    <style:style style:name="T44" style:family="text">
      <style:text-properties officeooo:rsid="00a16e26"/>
    </style:style>
    <style:style style:name="T45" style:family="text">
      <style:text-properties officeooo:rsid="00a8fad7"/>
    </style:style>
    <style:style style:name="T46" style:family="text">
      <style:text-properties officeooo:rsid="00ad388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10">Alexander Szendy</text:p>
      <text:p text:style-name="P10">Marián Glatzner</text:p>
      <text:p text:style-name="P11">Michal Klein</text:p>
      <text:p text:style-name="P12"><text:soft-page-break/><text:span text:style-name="T8">201</text:span><text:span text:style-name="T9">6/</text:span><text:span text:style-name="T10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3"><text:a xlink:type="simple" xlink:href="#__RefHeading___Toc533_539331971" text:style-name="Index_20_Link" text:visited-style-name="Index_20_Link">1 Úvod<text:tab/>3</text:a></text:p>
          <text:p text:style-name="P14"><text:a xlink:type="simple" xlink:href="#__RefHeading___Toc479_539331971" text:style-name="Index_20_Link" text:visited-style-name="Index_20_Link"><text:s/>1.1 Ciele dokumentu<text:tab/>3</text:a></text:p>
          <text:p text:style-name="P14"><text:a xlink:type="simple" xlink:href="#__RefHeading___Toc481_539331971" text:style-name="Index_20_Link" text:visited-style-name="Index_20_Link"><text:s/>1.2 Rozsah projektu<text:tab/>3</text:a></text:p>
          <text:p text:style-name="P14"><text:a xlink:type="simple" xlink:href="#__RefHeading___Toc483_539331971" text:style-name="Index_20_Link" text:visited-style-name="Index_20_Link"><text:s/>1.3 Definície, skratky<text:tab/>3</text:a></text:p>
          <text:p text:style-name="P14"><text:a xlink:type="simple" xlink:href="#__RefHeading___Toc485_539331971" text:style-name="Index_20_Link" text:visited-style-name="Index_20_Link"><text:s/>1.4 Odkazy<text:tab/>3</text:a></text:p>
          <text:p text:style-name="P14"><text:a xlink:type="simple" xlink:href="#__RefHeading___Toc487_539331971" text:style-name="Index_20_Link" text:visited-style-name="Index_20_Link"><text:s/>1.5 Nasledujúce kapitoly<text:tab/>3</text:a></text:p>
          <text:p text:style-name="P13"><text:a xlink:type="simple" xlink:href="#__RefHeading___Toc489_539331971" text:style-name="Index_20_Link" text:visited-style-name="Index_20_Link">2 Všeobecný popis<text:tab/>3</text:a></text:p>
          <text:p text:style-name="P14"><text:a xlink:type="simple" xlink:href="#__RefHeading___Toc491_539331971" text:style-name="Index_20_Link" text:visited-style-name="Index_20_Link"><text:s/>2.1 Perspektíva projektu<text:tab/>3</text:a></text:p>
          <text:p text:style-name="P14"><text:a xlink:type="simple" xlink:href="#__RefHeading___Toc493_539331971" text:style-name="Index_20_Link" text:visited-style-name="Index_20_Link"><text:s/>2.2 Funkcie projektu<text:tab/>4</text:a></text:p>
          <text:p text:style-name="P14"><text:a xlink:type="simple" xlink:href="#__RefHeading___Toc495_539331971" text:style-name="Index_20_Link" text:visited-style-name="Index_20_Link"><text:s/>2.3 Charakteristika používateľov<text:tab/>4</text:a></text:p>
          <text:p text:style-name="P14"><text:a xlink:type="simple" xlink:href="#__RefHeading___Toc497_539331971" text:style-name="Index_20_Link" text:visited-style-name="Index_20_Link"><text:s/>2.4 Všeobecné obmedzenia<text:tab/>4</text:a></text:p>
          <text:p text:style-name="P13"><text:a xlink:type="simple" xlink:href="#__RefHeading___Toc501_539331971" text:style-name="Index_20_Link" text:visited-style-name="Index_20_Link">3 Špecifické požiadavky<text:tab/>4</text:a></text:p>
          <text:p text:style-name="P14"><text:a xlink:type="simple" xlink:href="#__RefHeading___Toc503_539331971" text:style-name="Index_20_Link" text:visited-style-name="Index_20_Link"><text:s/>3.1 Používatelia<text:tab/>4</text:a></text:p>
          <text:p text:style-name="P14"><text:a xlink:type="simple" xlink:href="#__RefHeading___Toc505_539331971" text:style-name="Index_20_Link" text:visited-style-name="Index_20_Link"><text:s/>3.2 Práva používateľa<text:tab/>4</text:a></text:p>
          <text:p text:style-name="P14"><text:a xlink:type="simple" xlink:href="#__RefHeading___Toc507_539331971" text:style-name="Index_20_Link" text:visited-style-name="Index_20_Link"><text:s/>3.3 Skupiny<text:tab/>4</text:a></text:p>
          <text:p text:style-name="P14"><text:a xlink:type="simple" xlink:href="#__RefHeading___Toc509_539331971" text:style-name="Index_20_Link" text:visited-style-name="Index_20_Link"><text:s/>3.4 Anotácie<text:tab/>5</text:a></text:p>
          <text:p text:style-name="P14"><text:a xlink:type="simple" xlink:href="#__RefHeading___Toc511_539331971" text:style-name="Index_20_Link" text:visited-style-name="Index_20_Link"><text:s/>3.5 Export<text:tab/>5</text:a></text:p>
        </text:index-body>
      </text:table-of-content>
      <text:h text:style-name="P45" text:outline-level="1" text:is-list-header="true"/>
      <text:h text:style-name="P45" text:outline-level="1" text:is-list-header="true"/>
      <text:p text:style-name="_33_rdpage"/>
      <text:p text:style-name="P15"/>
      <text:p text:style-name="_33_rdpage"/>
      <text:p text:style-name="P15"/>
      <text:p text:style-name="P16"/>
      <text:h text:style-name="P46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6855926589073350857" text:style-name="L1">
        <text:list-item>
          <text:list>
            <text:list-header>
              <text:p text:style-name="P18">Cieľom tohto dokumentu je čo najbližšie <text:span text:style-name="T11">popísať</text:span> <text:span text:style-name="T11">požiadavky </text:span>zad<text:span text:style-name="T11">ávateľa</text:span> projek<text:span text:style-name="T11">tu</text:span> <text:span text:style-name="T11">bez bližšieho určenia technickej špecifikácie ako bude projekt APE</text:span></text:p>
              <text:p text:style-name="P19">implementovaný. Slúži ako zoznam funkcií, ktoré hotový produkt musí spĺňať a na základe ktorých bude aj vyhodnotený.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235056742325950" text:continue-numbering="true" text:style-name="L1">
        <text:list-item>
          <text:list>
            <text:list-header>
              <text:p text:style-name="P20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3390900876439974205" text:style-name="L2">
        <text:list-item>
          <text:list>
            <text:list-item>
              <text:p text:style-name="P22">Skupina – <text:span text:style-name="T42">skupina ľ</text:span>u<text:span text:style-name="T42">ďí</text:span>, ktor<text:span text:style-name="T45">í</text:span> <text:span text:style-name="T42">spoločne anotujú</text:span> <text:span text:style-name="T32">nejak</text:span>ý dokument</text:p>
            </text:list-item>
            <text:list-item>
              <text:p text:style-name="P23">NE – <text:span text:style-name="T31">named entity, </text:span>pomenovaná entita</text:p>
            </text:list-item>
            <text:list-item>
              <text:p text:style-name="P23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235056672613542" text:continue-list="list235056742325950" text:style-name="L1">
        <text:list-item>
          <text:list>
            <text:list-header>
              <text:p text:style-name="P40">Nasledujú odkazy na podobný<text:span text:style-name="T21"> softvér:</text:span></text:p>
            </text:list-header>
            <text:list-item>
              <text:p text:style-name="P44">https://gate.ac.uk/</text:p>
            </text:list-item>
          </text:list>
        </text:list-item>
      </text:list>
      <text:h text:style-name="Heading_20_2" text:outline-level="2"><text:bookmark-start text:name="__RefHeading___Toc487_539331971"/>Nasledujúce kapitoly<text:bookmark-end text:name="__RefHeading___Toc487_539331971"/></text:h>
      <text:list xml:id="list235056598776490" text:continue-numbering="true" text:style-name="L1">
        <text:list-item>
          <text:list>
            <text:list-header>
              <text:p text:style-name="P25">V nasledujúcich kapitolách b<text:span text:style-name="T12">ližšie špecifikujeme </text:span>funkcie<text:span text:style-name="T12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5007729764674285604" text:style-name="L3">
        <text:list-item>
          <text:list>
            <text:list-header>
              <text:p text:style-name="P26"><text:span text:style-name="T30">APE</text:span> bude mať <text:span text:style-name="T22">využitie najmä v oblastiach UI, kde je často nevyhnutné program najskôr niečo naučiť – zvyčajne od človeka, ktorý rieši ten istý problém (v našom prípade ide o tzv. named entity recognition – či dané slovo</text:span><text:span text:style-name="T24">/</text:span><text:span text:style-name="T25">slová sú NE a </text:span><text:span text:style-name="T26">ak áno,</text:span><text:span text:style-name="T25"> </text:span><text:span text:style-name="T27">treba správn</text:span><text:span text:style-name="T28">e urči</text:span><text:span text:style-name="T29">ť ich</text:span><text:span text:style-name="T28"> </text:span><text:span text:style-name="T25">typ</text:span><text:span text:style-name="T22">).</text:span></text:p>
              <text:p text:style-name="P24">Keďže pôjde o kolaboratívny editor zobrazujúci zmeny v reálnom čase, anotáciu objemnejších textových dokumentov bude možné rozdeliť medzi viacero ľuďí, čím sa zní<text:span text:style-name="T46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<text:soft-page-break/>Funkcie projektu<text:bookmark-end text:name="__RefHeading___Toc493_539331971"/></text:h>
      <text:list xml:id="list7212494469417748023" text:style-name="L4">
        <text:list-item>
          <text:list>
            <text:list-header>
              <text:p text:style-name="P28">Aplikácia bude rozdelená na dve časti: server a klient. Server bude slúžiť na spravovanie databázy a šírenie komunikácie medzi používateľmi, zatiaľčo primárna funkcia klienta (s grafickým rozhraním) bude samotná anotácia dokumentu a zobrazovanie zmien pri anotácii.</text:p>
              <text:p text:style-name="P27"><text:span text:style-name="T12">Podrobnejšie</text:span> informácie sú uvedené v špecifických požiadavkách <text:span text:style-name="T23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22">í</text:span>vateľov<text:bookmark-end text:name="__RefHeading___Toc495_539331971"/></text:h>
      <text:list xml:id="list3677743265750467296" text:style-name="L5">
        <text:list-item>
          <text:list>
            <text:list-header>
              <text:p text:style-name="P41">Používatelia budú zväčša <text:span text:style-name="T33">ľudia</text:span> zaoberajúci sa <text:span text:style-name="T15">UI</text:span>, <text:span text:style-name="T35">ako už spomínaný NE recognition</text:span>.</text:p>
            </text:list-header>
          </text:list>
        </text:list-item>
      </text:list>
      <text:h text:style-name="Heading_20_2" text:outline-level="2"><text:bookmark-start text:name="__RefHeading___Toc497_539331971"/>Všeobecné obmedzenia<text:bookmark-end text:name="__RefHeading___Toc497_539331971"/></text:h>
      <text:list xml:id="list235056844862776" text:continue-list="list235056598776490" text:style-name="L1">
        <text:list-item>
          <text:list>
            <text:list-header>
              <text:p text:style-name="P29">Anotovať bude možné len jednoduché textové dokumenty.</text:p>
            </text:list-header>
          </text:list>
        </text:list-item>
      </text:list>
      <text:h text:style-name="P47" text:outline-level="1"><text:bookmark-start text:name="__RefHeading___Toc501_539331971"/>Špecifické požiadavky<text:bookmark-end text:name="__RefHeading___Toc501_539331971"/></text:h>
      <text:h text:style-name="Heading_20_2" text:outline-level="2"><text:bookmark-start text:name="__RefHeading___Toc503_539331971"/>Používate<text:span text:style-name="T40">lia</text:span><text:bookmark-end text:name="__RefHeading___Toc503_539331971"/></text:h>
      <text:list xml:id="list235056316610119" text:continue-numbering="true" text:style-name="L1">
        <text:list-item>
          <text:list>
            <text:list-header>
              <text:p text:style-name="P30">Po spustení aplikácie sa používatelia budú môcť registrovať – <text:span text:style-name="T13">užívateľské meno a heslo bude slúžiť na pripojenie na server. Používateľ bude mať možnosť aj automatického pripojenia, ak je už zaregistrovaný.</text:span></text:p>
            </text:list-header>
          </text:list>
        </text:list-item>
      </text:list>
      <text:h text:style-name="Heading_20_2" text:outline-level="2"><text:bookmark-start text:name="__RefHeading___Toc505_539331971"/>Práva používateľa<text:bookmark-end text:name="__RefHeading___Toc505_539331971"/></text:h>
      <text:list xml:id="list235057608122530" text:continue-numbering="true" text:style-name="L1">
        <text:list-item>
          <text:list>
            <text:list-header>
              <text:p text:style-name="P31">Práva používateľa sú závislé od momentálne aktívnej skupiny. Rozlišujeme medzi <text:span text:style-name="T36">3 </text:span>základnými právami <text:span text:style-name="T16">(možno ich kombinovať)</text:span>:</text:p>
              <text:list>
                <text:list-item>
                  <text:list>
                    <text:list-item>
                      <text:p text:style-name="P21"><text:span text:style-name="T4">anota</text:span><text:span text:style-name="T5">čné</text:span><text:span text:style-name="T4"> – umožňuje pridávať anotácie, komentáre (nielen k anotáciám) </text:span></text:p>
                    </text:list-item>
                    <text:list-item>
                      <text:p text:style-name="P32">reanota<text:span text:style-name="T17">čné</text:span> – umožňuje preanotovať, meniť a mazať anotácie iných</text:p>
                    </text:list-item>
                    <text:list-item>
                      <text:p text:style-name="P31">edit<text:span text:style-name="T43">ačné</text:span> – <text:span text:style-name="T16">umožňuje pridávať/meniť/mazať typy a podtypy anotácií v danej skupine</text:span></text:p>
                    </text:list-item>
                  </text:list>
                </text:list-item>
              </text:list>
              <text:p text:style-name="P33">Administrátor skupiny má všetky horeuvedené práva a takisto môže meniť, <text:span text:style-name="T18">pridať alebo odobrať</text:span> práva užívateľov v skupine (okrem seba – <text:span text:style-name="T20">jeho</text:span> práva sú nemenné), prid<text:span text:style-name="T18">ať, odobrať užívateľov zo skupiny a meniť heslo skupiny.</text:span></text:p>
            </text:list-header>
          </text:list>
        </text:list-item>
      </text:list>
      <text:h text:style-name="P48" text:outline-level="2"><text:bookmark-start text:name="__RefHeading___Toc507_539331971"/>Skupiny<text:bookmark-end text:name="__RefHeading___Toc507_539331971"/></text:h>
      <text:list xml:id="list235056469822972" text:continue-numbering="true" text:style-name="L1">
        <text:list-item>
          <text:list>
            <text:list-header>
              <text:p text:style-name="P42">Zakladateľ s<text:span text:style-name="T33">kupiny</text:span> (admin<text:span text:style-name="T14">)</text:span> môže pri jej tvorbe zvoliť nasledovné položky:</text:p>
              <text:list>
                <text:list-item>
                  <text:list>
                    <text:list-item>
                      <text:p text:style-name="P42">názov s<text:span text:style-name="T33">kupiny</text:span></text:p>
                    </text:list-item>
                    <text:list-item>
                      <text:p text:style-name="P42">dokument, ktorý bude skupina anotovať</text:p>
                    </text:list-item>
                    <text:list-item>
                      <text:p text:style-name="P43">zoznam <text:span text:style-name="T36">po</text:span>užívateľov <text:span text:style-name="T36">v </text:span>s<text:span text:style-name="T33">kupine</text:span> aj s ich <text:span text:style-name="T36">prístupovými </text:span>právami</text:p>
                    </text:list-item>
                    <text:list-item>
                      <text:p text:style-name="P43"><text:soft-page-break/><text:span text:style-name="T37">default</text:span> práva (<text:span text:style-name="T16">len pre používateľov, ktorý chcú anotovať dokument patriacich skupine, do ktorej oni sami nepatria – okrem spomínaných možnosť nastaviť špeciálne default právo len na prezeranie dokumentu</text:span><text:span text:style-name="T14">)</text:span></text:p>
                    </text:list-item>
                    <text:list-item>
                      <text:p text:style-name="P34">heslo <text:span text:style-name="T19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6916469722830258008" text:style-name="L6">
        <text:list-item>
          <text:list>
            <text:list-header>
              <text:p text:style-name="P35">Po pripojení na server si užívateľ bude môcť zobraziť<text:span text:style-name="T16">/vytvoriť rôzne skupiny alebo ich aj zmazať, ak je ich administrátorom. Po pripojení do skupiny sa používateľovi zobrazí dokument, ktorý sa na ňu viaže aj so všetkými doteraz anotovanými slovami.</text:span></text:p>
            </text:list-header>
          </text:list>
        </text:list-item>
      </text:list>
      <text:h text:style-name="Heading_20_2" text:outline-level="2"><text:bookmark-start text:name="__RefHeading___Toc509_539331971"/>Anotácie<text:bookmark-end text:name="__RefHeading___Toc509_539331971"/></text:h>
      <text:list xml:id="list5589948366864456141" text:style-name="L7">
        <text:list-item>
          <text:list>
            <text:list-header>
              <text:p text:style-name="P37">Anotácie v textovom editore <text:span text:style-name="T20">budú</text:span> farebne vyznačené podľa <text:span text:style-name="T44">daného typu</text:span>. <text:span text:style-name="T39">Okrem komentárov anotáciám bude môcť používateľ rozšíriť informáciu aj o URL. Takisto ak má editovacie práva, môže meniť podfarbenie anotácie, ako aj typ.</text:span></text:p>
              <text:p text:style-name="P38">Používateľ si bude môcť vybrať, ktoré <text:span text:style-name="T20">typy </text:span>anotáci<text:span text:style-name="T20">í (napr. osoby, mestá, ...)</text:span> sa mu budú <text:span text:style-name="T34">momentálne </text:span>zvýrazňovať. </text:p>
              <text:p text:style-name="P38"><text:span text:style-name="T44">R</text:span>eferencie sú slová alebo slovné spojenia, ktoré sa odkazujú na <text:span text:style-name="T41">nejakú predošlú NE.</text:span> Používateľ bude môcť špecifikovať, či ide o referenciu a pri <text:span text:style-name="T20">z</text:span>mazaní<text:span text:style-name="T16">/</text:span>editovaní budú aj referencie <text:span text:style-name="T20">na danú NE </text:span>zmazané<text:span text:style-name="T16">/</text:span>upravené. </text:p>
              <text:p text:style-name="P39">Pri reanotovaní sa vždy berie posledná zmena a v editore bude aj možnosť hľadania slov v texte.</text:p>
            </text:list-header>
          </text:list>
        </text:list-item>
      </text:list>
      <text:h text:style-name="Heading_20_2" text:outline-level="2"><text:bookmark-start text:name="__RefHeading___Toc511_539331971"/>Export<text:bookmark-end text:name="__RefHeading___Toc511_539331971"/></text:h>
      <text:list xml:id="list235056924560245" text:continue-list="list235056469822972" text:style-name="L1">
        <text:list-item>
          <text:list>
            <text:list-header>
              <text:p text:style-name="P36">Používateľ bude môcť exportovať <text:span text:style-name="T38">anotovaný</text:span> dokument. <text:span text:style-name="T19">Každý riadok bude tvorený jedným slovom a jeho príslušnou anotáciou, viacslovné anotácie alebo referencie budú rozlíšené iným spôsobom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3T23:50:33.935100004</dc:date>
    <meta:editing-duration>PT7H35M14S</meta:editing-duration>
    <meta:editing-cycles>99</meta:editing-cycles>
    <meta:document-statistic meta:table-count="0" meta:image-count="0" meta:object-count="0" meta:page-count="5" meta:paragraph-count="79" meta:word-count="736" meta:character-count="4936" meta:non-whitespace-character-count="4268"/>
  </office:meta>
</office:document-meta>
</file>